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monospace" svg:font-family="monospace"/>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986cm" table:align="left"/>
    </style:style>
    <style:style style:name="Tableau1.A" style:family="table-column">
      <style:table-column-properties style:column-width="16.986cm"/>
    </style:style>
    <style:style style:name="Tableau1.A1" style:family="table-cell">
      <style:table-cell-properties style:vertical-align="middle" fo:padding="0.132cm" fo:border="0.035cm solid #002c72"/>
    </style:style>
    <style:style style:name="Tableau1.A2" style:family="table-cell">
      <style:table-cell-properties style:vertical-align="middle" fo:padding="0.132cm" fo:border-left="0.035cm solid #002c72" fo:border-right="0.035cm solid #002c72" fo:border-top="none" fo:border-bottom="0.035cm solid #002c72"/>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text-properties style:font-name="Times New Roman"/>
    </style:style>
    <style:style style:name="P4" style:family="paragraph" style:parent-style-name="Table_20_Contents">
      <style:text-properties style:font-name="Times New Roman"/>
    </style:style>
    <style:style style:name="P5" style:family="paragraph" style:parent-style-name="Table_20_Contents">
      <style:paragraph-properties fo:margin-top="0cm" fo:margin-bottom="0.499cm"/>
      <style:text-properties style:font-name="Times New Roman" fo:font-size="12pt"/>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paragraph-properties fo:margin-top="0cm" fo:margin-bottom="0.499cm"/>
      <style:text-properties style:font-name="Times New Roman" fo:font-size="12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ize="12pt"/>
    </style:style>
    <style:style style:name="T5"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SQI : Index de Qualité du Sommeil de Pittsburgh </text:p>
      <text:p text:style-name="Standard"/>
      <text:p text:style-name="Standard"><text:line-break/></text:p>
      <text:p text:style-name="Standard">Le PSQI comprend 19 questions d’auto-évaluation et 5 questions posées au conjoint ou compagnon de chambre (s’il en est un). Les questions concernent les habitudes de sommeil et expériences eues pendant la majorité des jours et nuits au cours du dernier mois.<text:line-break/>Seules les questions d’auto-évaluation sont incluses dans le score. <text:line-break/></text:p>
      <text:p text:style-name="Standard">Les 19 questions se regroupées en 7 “composantes” : <text:line-break/><text:line-break/><text:tab/>- Qualité subjective du sommeil <text:line-break/><text:tab/>- Latence du sommeil<text:line-break/><text:tab/>- Durée du sommeil<text:line-break/><text:tab/>- Efficacité habituelle du sommeil</text:p>
      <text:p text:style-name="Standard"><text:tab/>- Troubles du sommeil<text:line-break/><text:tab/>- Utilisation d'un médicament du sommeil<text:line-break/><text:tab/>- Mauvaise forme durant la journée</text:p>
      <text:p text:style-name="Standard"/>
      <text:p text:style-name="Standard">Chaque composante recevant un score de 0 à 3, un score de 0 indiquant qu’il n’y a aucune difficulté tandis qu’un score de 3 indique l’existence de difficultés sévères.<text:line-break/><text:line-break/>I) <text:span text:style-name="T3">Cotation du test</text:span></text:p>
      <text:p text:style-name="Standard"/>
      <text:p text:style-name="Standard"/>
      <text:p text:style-name="Standard"><text:span text:style-name="T1">Composante 1 : Qualité subjective du sommeil</text:span> </text:p>
      <text:p text:style-name="Standard"><text:s/></text:p>
      <text:p text:style-name="Standard">- Question 6 <text:line-break/>Score selon réponse : <text:line-break/><text:tab/>→ Très bonne = 0 <text:line-break/><text:tab/>→ Assez bonne = 1 <text:line-break/><text:tab/>→ Assez mauvaise = 2 <text:s/><text:line-break/><text:tab/>→ Très mauvaise = 3 <text:line-break/><text:line-break/>Score de la composante 1 = score de la question 6<text:line-break/></text:p>
      <text:p text:style-name="Standard"><text:s/></text:p>
      <text:p text:style-name="P1">Composante 2 : Latence du sommeil </text:p>
      <text:p text:style-name="Standard"><text:s/></text:p>
      <text:p text:style-name="Standard">- Question 2 </text:p>
      <text:p text:style-name="Standard">Score selon la réponse : <text:line-break/><text:tab/>→ ≤15 mn =0 <text:s/><text:line-break/><text:tab/>→ 16-30 mn = 1 <text:s/><text:line-break/><text:tab/>→ 31-60 mn = 2 <text:s/><text:line-break/><text:tab/>→ &gt;60 mn = 3 <text:line-break/></text:p>
      <text:p text:style-name="Standard"><text:s/>- Question 5a</text:p>
      <text:p text:style-name="Standard">Score selon la réponse : <text:line-break/><text:tab/>→ Pas au cours du dernier mois = 0 <text:line-break/><text:tab/>→ Moins d’une fois par semaine = 1<text:line-break/><text:tab/>→ Une ou deux fois par semaine = <text:s/>2 <text:s text:c="10"/><text:line-break/><text:tab/>→ Trois ou quatre fois par semaine = 3</text:p>
      <text:p text:style-name="Standard"><text:soft-page-break/><text:line-break/></text:p>
      <text:p text:style-name="Standard">Score de la composante 2 : Somme des scores des questions 2 et 5a puis attribution du score de la composante 2 : <text:s/><text:line-break/><text:tab/>→ Somme de 0 = 0 <text:line-break/><text:tab/>→ Somme de 1-2 = 1 <text:s/><text:line-break/><text:tab/>→ Somme de 3-4 = 2 <text:line-break/><text:tab/>→ Somme de 5-6 = 3 <text:line-break/><text:line-break/>Score de la composante 2 = score attribué à la somme des scores aux questions 2 et 5a</text:p>
      <text:p text:style-name="Standard"><text:s/><text:line-break/></text:p>
      <text:p text:style-name="Standard"><text:span text:style-name="T1">Composante 3 : Durée du sommeil</text:span> </text:p>
      <text:p text:style-name="Standard"><text:s/></text:p>
      <text:p text:style-name="Standard">- Question 4 <text:line-break/>Score selon la réponse :<text:line-break/><text:tab/>→ <text:s/>&gt;7 h =0 <text:s/><text:line-break/><text:tab/>→ 6-7 h = 1 <text:s text:c="2"/><text:line-break/><text:tab/>→ 5-6 h = 2 <text:s text:c="2"/><text:line-break/><text:tab/>→ &lt;5 h = 3 <text:line-break/><text:line-break/>Score de la composante 3 = score de la question 4</text:p>
      <text:p text:style-name="Standard"><text:s/><text:line-break/> </text:p>
      <text:p text:style-name="Standard"><text:span text:style-name="T1">Composante 4 : Efficacité habituelle du sommeil</text:span> </text:p>
      <text:p text:style-name="Standard"><text:s/></text:p>
      <text:p text:style-name="Standard">-Nombre d’heures de sommeil (question 4) <text:line-break/><text:line-break/>Déterminer le nombre d’heures passées au lit : <text:s/><text:line-break/>-Heure du lever (question 3) </text:p>
      <text:p text:style-name="Standard">-Heure du coucher (question 1) </text:p>
      <text:p text:style-name="Standard">→ Nombre d’heures passées au lit<text:line-break/><text:line-break/>Efficacité du sommeil : (Nb heures sommeil/Nb heures au lit)×100 = Efficacité habituelle (en %) </text:p>
      <text:p text:style-name="Standard"><text:s/></text:p>
      <text:p text:style-name="Standard">Score de la composante 4 : <text:line-break/><text:tab/>→ <text:s/>&gt;85% = 0 <text:s/><text:line-break/><text:tab/>→ 75-84% = 1 <text:s text:c="2"/><text:line-break/><text:tab/>→ 65-74% = 2 <text:s text:c="2"/><text:line-break/><text:tab/>→ &lt;65% = 3 </text:p>
      <text:p text:style-name="Standard"><text:s/></text:p>
      <text:p text:style-name="Standard"><text:span text:style-name="T1">Composante 5 : Troubles du sommeil</text:span> </text:p>
      <text:p text:style-name="Standard"><text:s/></text:p>
      <text:p text:style-name="Standard">- Questions 5b à 5j<text:line-break/>Scores à chaque question : <text:s/><text:line-break/><text:tab/>→ Pas au cours du dernier mois = 0 <text:s text:c="9"/><text:line-break/><text:tab/>→ Moins d’une fois par semaine = 1 <text:s/><text:line-break/><text:tab/>→ Une ou deux fois par semaine = 2 <text:s text:c="2"/><text:line-break/><text:tab/>→ Trois ou quatre fois par semaine = 3 </text:p>
      <text:p text:style-name="Standard"><text:s/></text:p>
      <text:p text:style-name="Standard">Additionner les scores des questions 5b à 5j<text:line-break/><text:line-break/><text:soft-page-break/>Score de la composante 5 : <text:s/><text:line-break/><text:tab/>→ Somme de 0 = 0 <text:line-break/><text:tab/>→ Somme de 1-9 = 1 <text:s/><text:line-break/><text:tab/>→ Somme de 10-18 = 2 <text:s/><text:line-break/><text:tab/>→ Somme de 19-27 = 3 </text:p>
      <text:p text:style-name="Standard"><text:s/></text:p>
      <text:p text:style-name="P1">Composante 6 : Utilisation d’un médicament du sommeil </text:p>
      <text:p text:style-name="Standard"><text:s/></text:p>
      <text:p text:style-name="Standard">- Question 7<text:line-break/></text:p>
      <text:p text:style-name="Standard">Score de la question 7 :<text:line-break/><text:tab/>→ Pas au cours du dernier mois = 0 <text:s text:c="11"/><text:line-break/><text:tab/>→ Moins d’une fois <text:s/>par semaine = 1 <text:s/><text:line-break/><text:tab/>→ Une ou deux fois par semaine = 2 <text:line-break/><text:tab/>→ Trois ou quatre fois <text:s/>par semaine = 3 <text:line-break/><text:line-break/>Score de la composante 6 = score de la question 7</text:p>
      <text:p text:style-name="Standard"><text:s/></text:p>
      <text:p text:style-name="Standard"><text:span text:style-name="T1">Composante 7 : Mauvaise forme durant la journée</text:span> </text:p>
      <text:p text:style-name="Standard"><text:s/></text:p>
      <text:p text:style-name="Standard">- Question 8<text:line-break/><text:line-break/>Score de la question 8: <text:s text:c="2"/><text:line-break/><text:tab/>→ Pas au cours du dernier mois = 0 <text:s text:c="6"/><text:line-break/><text:tab/>→ Moins d’une fois par semaine = 1 <text:s/><text:line-break/><text:tab/>→ Une ou deux fois par semaine = 2 <text:s/><text:line-break/><text:tab/>→ Trois ou quatre fois par semaine = 3 </text:p>
      <text:p text:style-name="Standard"/>
      <text:p text:style-name="Standard">- Question 9</text:p>
      <text:p text:style-name="Standard"><text:line-break/>Score de la question 9 : <text:line-break/><text:tab/>→ Pas du tout un problème = 0 <text:line-break/><text:tab/>→ Seulement un <text:s/>tout petit problème = 1 <text:line-break/><text:tab/>→ Un certain problème = 2 <text:s/><text:line-break/><text:tab/>→ Un très gros problème = 3 </text:p>
      <text:p text:style-name="Standard"/>
      <text:p text:style-name="Standard">Additionnez les scores des questions 8 et 9<text:line-break/><text:line-break/>Score de la composante 7 : <text:s text:c="4"/><text:line-break/><text:tab/>→ Somme de 0 = 0 <text:line-break/><text:tab/>→ Somme de 1-2 = 1 <text:line-break/><text:tab/>→ Somme de 3-4 = 2 <text:s/><text:line-break/><text:tab/>→ Somme de 5-6 = 3 </text:p>
      <text:p text:style-name="Standard"><text:line-break/></text:p>
      <text:p text:style-name="Standard"><text:span text:style-name="T1">Score global au PSQI</text:span> = Somme des scores des 7 composantes<text:line-break/></text:p>
      <text:p text:style-name="Standard">Les 7 composantes du score s’additionnent pour donner un score global allant de 0 à 21 points, 0 voulant dire qu’il n’y a aucune difficulté, et 21 indiquant au contraire des difficultés majeures.</text:p>
      <text:p text:style-name="P3"><text:span text:style-name="T4">Plus le score global est élevé, plus il y a présence de difficultés de sommeil.</text:span><text:span text:style-name="T4">Habituellement, un résultat global supérieur à 5est un indicateur de troubles du sommeil.</text:span></text:p>
      <text:p text:style-name="Standard"/>
      <text:p text:style-name="Standard"><text:soft-page-break/></text:p>
      <text:p text:style-name="Standard">II) <text:span text:style-name="T3">Validation du test PSQI<text:line-break/></text:span><text:line-break/></text:p>
      <table:table table:name="Tableau1" table:style-name="Tableau1">
        <table:table-column table:style-name="Tableau1.A"/>
        <table:table-row>
          <table:table-cell table:style-name="Tableau1.A1" office:value-type="string">
            <text:p text:style-name="P6">Fidélité / Cohérence interne </text:p>
          </table:table-cell>
        </table:table-row>
        <table:table-row>
          <table:table-cell table:style-name="Tableau1.A2" office:value-type="string">
            <text:p text:style-name="P5"><text:line-break/><text:span text:style-name="T2">Cohérence interne </text:span>: Le coefficient alpha de Cronbach obtenu est de 0,88 et le coefficient de corrélation moyen item-total est de 0.62. Finalement, l’homogénéité est élevée (&gt;0,50) pour toutes les composantes, à l’exception de la quatrième (efficacité du sommeil).</text:p>
          </table:table-cell>
        </table:table-row>
        <table:table-row>
          <table:table-cell table:style-name="Tableau1.A2" office:value-type="string">
            <text:p text:style-name="P4"><text:span text:style-name="T1">Validité externe</text:span> </text:p>
          </table:table-cell>
        </table:table-row>
        <table:table-row>
          <table:table-cell table:style-name="Tableau1.A2" office:value-type="string">
            <text:p text:style-name="P5"><text:line-break/><text:span text:style-name="T2">Validité convergente :</text:span> L’IQSP a été corrélé avec l’ISI (Index de Sévérité de l’Insomnie) et le CAS (échelle des Croyances et Attitudes concernant le Sommeil). La corrélation la plus élevée s’établit entre l’IQSP et l’ISI; r=0,67, p&lt;0,0001.<text:line-break/><text:line-break/><text:span text:style-name="T2">Fidélité test-retest </text:span>: r=0,062 (satisfaisante)<text:line-break/>(IQSP; Buysse, Reynolds, Monk, Berman, &amp; Kupfer, 1989; traduction, Blais, Gendron, Mimeault, &amp; Morin, 1997). </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monospace" svg:font-family="monospace"/>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4-19T18:40:55.49</meta:creation-date>
    <dc:date>2020-04-19T20:39:07.09</dc:date>
    <meta:editing-duration>PT25M13S</meta:editing-duration>
    <meta:editing-cycles>6</meta:editing-cycles>
    <meta:generator>OpenOffice/4.1.6$Win32 OpenOffice.org_project/416m1$Build-9790</meta:generator>
    <meta:document-statistic meta:table-count="1" meta:image-count="0" meta:object-count="0" meta:page-count="4" meta:paragraph-count="57" meta:word-count="897" meta:character-count="4744"/>
  </office:meta>
</office:document-meta>
</file>